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complex="Calibri"/>
    </style:style>
    <style:style style:name="P2" style:parent-style-name="Listenabsatz" style:list-style-name="LFO1" style:family="paragraph">
      <style:text-properties style:font-name-complex="Calibri"/>
    </style:style>
    <style:style style:name="P3" style:parent-style-name="Listenabsatz" style:list-style-name="LFO1" style:family="paragraph">
      <style:text-properties style:font-name-complex="Calibri"/>
    </style:style>
    <style:style style:name="P4" style:parent-style-name="Listenabsatz" style:list-style-name="LFO1" style:family="paragraph">
      <style:text-properties style:font-name-complex="Calibri"/>
    </style:style>
    <style:style style:name="P5" style:parent-style-name="Standard" style:family="paragraph">
      <style:text-properties style:font-name-complex="Calibri"/>
    </style:style>
    <style:style style:name="P6" style:parent-style-name="Listenabsatz" style:list-style-name="LFO1" style:family="paragraph">
      <style:text-properties style:font-name-complex="Calibri"/>
    </style:style>
    <style:style style:name="P7" style:parent-style-name="Listenabsatz" style:list-style-name="LFO1" style:family="paragraph">
      <style:text-properties style:font-name-complex="Calibri"/>
    </style:style>
    <style:style style:name="P8" style:parent-style-name="Listenabsatz" style:list-style-name="LFO1" style:family="paragraph">
      <style:text-properties style:font-name-complex="Calibri"/>
    </style:style>
    <style:style style:name="P9" style:parent-style-name="Listenabsatz" style:list-style-name="LFO1" style:family="paragraph">
      <style:text-properties style:font-name-complex="Calibri"/>
    </style:style>
    <style:style style:name="P10" style:parent-style-name="Listenabsatz" style:list-style-name="LFO1" style:family="paragraph">
      <style:text-properties style:font-name-complex="Calibri"/>
    </style:style>
    <style:style style:name="P11" style:parent-style-name="Listenabsatz" style:list-style-name="LFO1" style:family="paragraph">
      <style:text-properties style:font-name-complex="Calibri"/>
    </style:style>
    <style:style style:name="P12" style:parent-style-name="Standard" style:family="paragraph">
      <style:text-properties style:font-name-complex="Calibri"/>
    </style:style>
    <style:style style:name="P13" style:parent-style-name="Standard" style:family="paragraph">
      <style:text-properties style:font-name-complex="Calibri"/>
    </style:style>
    <style:style style:name="P14" style:parent-style-name="Standard" style:family="paragraph">
      <style:text-properties style:font-name-complex="Calibri"/>
    </style:style>
    <style:style style:name="P15" style:parent-style-name="Listenabsatz" style:list-style-name="LFO1" style:family="paragraph">
      <style:text-properties style:font-name-complex="Calibri"/>
    </style:style>
    <style:style style:name="P16" style:parent-style-name="Listenabsatz" style:list-style-name="LFO1" style:family="paragraph">
      <style:text-properties style:font-name-complex="Calibri"/>
    </style:style>
    <style:style style:name="P17" style:parent-style-name="Standard" style:family="paragraph">
      <style:text-properties style:font-name-complex="Calibri"/>
    </style:style>
    <style:style style:name="P18" style:parent-style-name="Standard" style:family="paragraph">
      <style:text-properties style:font-name-complex="Calibri"/>
    </style:style>
    <style:style style:name="P19" style:parent-style-name="Standard" style:family="paragraph">
      <style:text-properties style:font-name-complex="Calibri"/>
    </style:style>
  </office:automatic-styles>
  <office:body>
    <office:text text:use-soft-page-breaks="true">
      <text:p text:style-name="P1">Typen:</text:p>
      <text:list text:style-name="LFO1" text:continue-numbering="true">
        <text:list-item>
          <text:p text:style-name="P2">Auswahl legt Grunddatensatz fest</text:p>
        </text:list-item>
        <text:list-item>
          <text:p text:style-name="P3">Auswahl stellt Spalten unseres Datenmodells dar</text:p>
        </text:list-item>
        <text:list-item>
          <text:p text:style-name="P4">Beispiel: Geschlechter wurde ausgewählt, sind die Spalten m, w und unbekannt</text:p>
        </text:list-item>
      </text:list>
      <text:p text:style-name="P5">Falltypen:</text:p>
      <text:list text:style-name="LFO1" text:continue-numbering="true">
        <text:list-item>
          <text:p text:style-name="P6">Falltypen stellt die Zeilen unseres Datenmodells dar</text:p>
        </text:list-item>
        <text:list-item>
          <text:p text:style-name="P7">Ermöglicht Auswahl, welche Daten miteinander verglichen werden</text:p>
        </text:list-item>
        <text:list-item>
          <text:p text:style-name="P8">Für jeden Falltypen wird eine Zeile hinzugefügt ins Datenmodell</text:p>
        </text:list-item>
        <text:list-item>
          <text:p text:style-name="P9">Beispiel: Todesfälle und genesen ausgewählt, der Typ ist Geschlechter.<text:s/><text:tab/></text:p>
          <text:list text:continue-numbering="true">
            <text:list-item>
              <text:p text:style-name="P10">Man erhält eine Tabelle die hat drei Spalten (m, w, unbekannt) und zwei Zeilen, eine Zeile enthält Todesfälle, jeweils für m, w und unbekannt und die andere Zeile enthält genesen für m,w und unbekannt.</text:p>
            </text:list-item>
          </text:list>
        </text:list-item>
        <text:list-item>
          <text:p text:style-name="P11">Die Spalten und Zeilen des Modells, werden entsprechend der Auswahl in Typen und Falltypen benannt</text:p>
        </text:list-item>
      </text:list>
      <text:p text:style-name="P12">Balkendiagramm:<text:s/></text:p>
      <text:p text:style-name="P13"><text:tab/>-wird Checkbox ausgewählt werden die x und y-Achsen vertauscht. Ermöglicht bei hohen Datenmengen eine bessere Ansicht</text:p>
      <text:p text:style-name="P14">Spaltenauswahl:</text:p>
      <text:list text:style-name="LFO1" text:continue-numbering="true">
        <text:list-item>
          <text:p text:style-name="P15">Je nach dem welcher Typ ausgewählt wurde, können die Spalten des entsprechenden Typen durch Checkboxen ein- und ausgeblendet werden.</text:p>
        </text:list-item>
        <text:list-item>
          <text:p text:style-name="P16">Als Beispiel Typ ist Geschlechter, lassen sich M, W und unbekannt einzeln aktivieren und deaktivieren, um den Plot weiter zu filtern.</text:p>
        </text:list-item>
      </text:list>
      <text:p text:style-name="P17">Plot:</text:p>
      <text:p text:style-name="P18">Der Plot stellt Fälle, Todesfälle und Genesungen jeweils als einzelne Balken in entsprechenden Farben entweder horizontal oder vertikal dar.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wanpride</meta:initial-creator>
    <dc:creator>Swanpride</dc:creator>
    <meta:creation-date>2022-12-31T00:54:00Z</meta:creation-date>
    <dc:date>2022-12-31T01:14:00Z</dc:date>
    <meta:template xlink:href="Normal.dotm" xlink:type="simple"/>
    <meta:editing-cycles>1</meta:editing-cycles>
    <meta:editing-duration>PT0S</meta:editing-duration>
    <meta:document-statistic meta:page-count="1" meta:paragraph-count="2" meta:word-count="177" meta:character-count="1295" meta:row-count="9" meta:non-whitespace-character-count="1120"/>
  </office:meta>
</office:document-meta>
</file>